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.758cm" svg:y1="6.604cm" svg:x2="6.758cm" svg:y2="8.636cm">
          <text:p/>
        </draw:line>
        <draw:line draw:style-name="gr1" draw:text-style-name="P1" draw:layer="layout" svg:x1="8.376cm" svg:y1="4.795cm" svg:x2="9.9cm" svg:y2="6.319cm">
          <text:p/>
        </draw:line>
        <draw:line draw:style-name="gr1" draw:text-style-name="P1" draw:layer="layout" svg:x1="8.276cm" svg:y1="4.795cm" svg:x2="6.752cm" svg:y2="6.319cm">
          <text:p/>
        </draw:line>
        <draw:line draw:style-name="gr1" draw:text-style-name="P1" draw:layer="layout" svg:x1="11.176cm" svg:y1="2.794cm" svg:x2="13.716cm" svg:y2="4.306cm">
          <text:p/>
        </draw:line>
        <draw:line draw:style-name="gr1" draw:text-style-name="P1" draw:layer="layout" svg:x1="11.076cm" svg:y1="2.794cm" svg:x2="8.382cm" svg:y2="4.304cm">
          <text:p/>
        </draw:line>
        <draw:custom-shape draw:style-name="gr2" draw:text-style-name="P1" draw:layer="layout" svg:width="0.762cm" svg:height="0.762cm" svg:x="10.77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7.974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76cm" svg:y1="4.795cm" svg:x2="13.776cm" svg:y2="6.319cm">
          <text:p/>
        </draw:line>
        <draw:custom-shape draw:style-name="gr2" draw:text-style-name="P1" draw:layer="layout" svg:width="0.762cm" svg:height="0.762cm" svg:x="13.376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6.376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78cm" svg:y="8.608cm">
          <text:p text:style-name="P1"><text:span text:style-name="T1">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6cm" svg:y1="6.606cm" svg:x2="9.86cm" svg:y2="8.638cm">
          <text:p/>
        </draw:line>
        <draw:custom-shape draw:style-name="gr2" draw:text-style-name="P1" draw:layer="layout" svg:width="0.762cm" svg:height="0.762cm" svg:x="9.478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9.48cm" svg:y="8.61cm">
          <text:p text:style-name="P1"><text:span text:style-name="T1">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62cm" svg:y1="6.608cm" svg:x2="13.762cm" svg:y2="8.64cm">
          <text:p/>
        </draw:line>
        <draw:custom-shape draw:style-name="gr2" draw:text-style-name="P1" draw:layer="layout" svg:width="0.762cm" svg:height="0.762cm" svg:x="13.3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382cm" svg:y="8.612cm">
          <text:p text:style-name="P1"><text:span text:style-name="T1">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827cm" svg:height="0.725cm" svg:x="8.274cm" svg:y="2.794cm">
          <draw:text-box>
            <text:p text:style-name="P2"><text:span text:style-name="T2">T1</text:span>: put</text:p>
          </draw:text-box>
        </draw:frame>
        <draw:frame draw:style-name="gr4" draw:text-style-name="P2" draw:layer="layout" svg:width="1.823cm" svg:height="0.725cm" svg:x="5.875cm" svg:y="4.995cm">
          <draw:text-box>
            <text:p text:style-name="P2"><text:span text:style-name="T2">T1</text:span>: get</text:p>
          </draw:text-box>
        </draw:frame>
        <draw:frame draw:style-name="gr4" draw:text-style-name="P2" draw:layer="layout" svg:width="2.648cm" svg:height="0.725cm" svg:x="4.275cm" svg:y="7.295cm">
          <draw:text-box>
            <text:p text:style-name="P2"><text:span text:style-name="T2">T2</text:span>: remove</text:p>
          </draw:text-box>
        </draw:frame>
        <draw:frame draw:style-name="gr4" draw:text-style-name="P2" draw:layer="layout" svg:width="2.653cm" svg:height="0.725cm" svg:x="8.876cm" svg:y="4.996cm">
          <draw:text-box>
            <text:p text:style-name="P2">T2: remove</text:p>
          </draw:text-box>
        </draw:frame>
        <draw:frame draw:style-name="gr4" draw:text-style-name="P2" draw:layer="layout" svg:width="1.823cm" svg:height="0.725cm" svg:x="9.776cm" svg:y="7.296cm">
          <draw:text-box>
            <text:p text:style-name="P2"><text:span text:style-name="T2">T1</text:span>: get</text:p>
          </draw:text-box>
        </draw:frame>
        <draw:frame draw:style-name="gr4" draw:text-style-name="P2" draw:layer="layout" svg:width="2.648cm" svg:height="0.725cm" svg:x="12.077cm" svg:y="2.797cm">
          <draw:text-box>
            <text:p text:style-name="P2"><text:span text:style-name="T2">T2</text:span>: remove</text:p>
          </draw:text-box>
        </draw:frame>
        <draw:frame draw:style-name="gr4" draw:text-style-name="P2" draw:layer="layout" svg:width="2.648cm" svg:height="0.725cm" svg:x="8.877cm" svg:y="4.997cm">
          <draw:text-box>
            <text:p text:style-name="P2"><text:span text:style-name="T2">T2</text:span>: remove</text:p>
          </draw:text-box>
        </draw:frame>
        <draw:frame draw:style-name="gr4" draw:text-style-name="P2" draw:layer="layout" svg:width="1.827cm" svg:height="0.725cm" svg:x="13.774cm" svg:y="5.194cm">
          <draw:text-box>
            <text:p text:style-name="P2"><text:span text:style-name="T2">T1</text:span>: put</text:p>
          </draw:text-box>
        </draw:frame>
        <draw:frame draw:style-name="gr4" draw:text-style-name="P2" draw:layer="layout" svg:width="1.823cm" svg:height="0.725cm" svg:x="13.775cm" svg:y="7.395cm">
          <draw:text-box>
            <text:p text:style-name="P2"><text:span text:style-name="T2">T1</text:span>: ge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1:22:11.739000000</meta:creation-date>
    <meta:generator>LibreOffice/4.2.2.1$Windows_x86 LibreOffice_project/3be8cda0bddd8e430d8cda1ebfd581265cca5a0f</meta:generator>
    <dc:date>2014-03-18T11:36:57.680000000</dc:date>
    <meta:editing-duration>PT6M46S</meta:editing-duration>
    <meta:editing-cycles>4</meta:editing-cycles>
    <meta:document-statistic meta:object-count="49"/>
  </office:meta>
</office:document-meta>
</file>